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textarea-horizontal-align="justify" draw:textarea-vertical-align="middle" draw:auto-grow-height="false" fo:min-height="0.194cm" fo:min-width="0.739cm"/>
    </style:style>
    <style:style style:name="gr2" style:family="graphic" style:parent-style-name="Default_5f_1">
      <style:graphic-properties draw:textarea-horizontal-align="justify" draw:textarea-vertical-align="middle" draw:auto-grow-height="false" fo:min-height="0.194cm" fo:min-width="0.738cm"/>
    </style:style>
    <style:style style:name="gr3" style:family="graphic" style:parent-style-name="Default_5f_1">
      <style:graphic-properties draw:textarea-horizontal-align="justify" draw:textarea-vertical-align="middle" draw:auto-grow-height="false" fo:min-height="0.195cm" fo:min-width="0.739cm"/>
    </style:style>
    <style:style style:name="gr4" style:family="graphic" style:parent-style-name="Default_5f_1">
      <style:graphic-properties draw:textarea-horizontal-align="justify" draw:textarea-vertical-align="middle" draw:auto-grow-height="false" fo:min-height="0.195cm" fo:min-width="0.738cm"/>
    </style:style>
    <style:style style:name="gr5" style:family="graphic" style:parent-style-name="Default_5f_1">
      <style:graphic-properties draw:textarea-horizontal-align="justify" draw:textarea-vertical-align="middle" draw:auto-grow-height="false" fo:min-height="0.156cm" fo:min-width="0.854cm"/>
    </style:style>
    <style:style style:name="gr6" style:family="graphic" style:parent-style-name="Default_5f_1">
      <style:graphic-properties draw:textarea-vertical-align="middle"/>
    </style:style>
    <style:style style:name="gr7" style:family="graphic" style:parent-style-name="Default_5f_1">
      <style:graphic-properties draw:textarea-horizontal-align="justify" draw:textarea-vertical-align="middle" draw:auto-grow-height="false" fo:min-height="0.804cm" fo:min-width="0.46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802cm" fo:min-width="0.465cm"/>
    </style:style>
    <style:style style:name="gr9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5cm" fo:min-width="0.86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9cm" fo:min-width="0.298cm"/>
    </style:style>
    <style:style style:name="gr12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Default_5f_1">
      <style:graphic-properties draw:textarea-horizontal-align="justify" draw:textarea-vertical-align="middle" draw:auto-grow-height="false" fo:min-height="0.79cm" fo:min-width="0.296cm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67cm" fo:min-width="2.812cm"/>
      <style:paragraph-properties style:writing-mode="lr-tb"/>
    </style:style>
    <style:style style:name="gr15" style:family="graphic" style:parent-style-name="Default_5f_1">
      <style:graphic-properties draw:textarea-horizontal-align="justify" draw:textarea-vertical-align="middle" draw:auto-grow-height="false" fo:min-height="0.156cm" fo:min-width="0.852cm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654cm" fo:min-width="1.1cm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5cm" fo:min-width="0.893cm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4cm" fo:min-width="0.892cm"/>
      <style:paragraph-properties style:writing-mode="lr-tb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446cm" fo:min-width="0cm"/>
      <style:paragraph-properties style:writing-mode="lr-tb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4cm" fo:min-width="0.893cm"/>
      <style:paragraph-properties style:writing-mode="lr-tb"/>
    </style:style>
    <style:style style:name="gr2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5cm" fo:min-width="0.892cm"/>
      <style:paragraph-properties style:writing-mode="lr-tb"/>
    </style:style>
    <style:style style:name="gr22" style:family="graphic" style:parent-style-name="Default_5f_1">
      <style:graphic-properties draw:textarea-horizontal-align="justify" draw:textarea-vertical-align="middle" draw:auto-grow-height="false" fo:min-height="0cm" fo:min-width="0cm"/>
    </style:style>
    <style:style style:name="gr2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019cm" fo:min-width="0.864cm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Default_5f_1">
      <style:graphic-properties draw:stroke="none" draw:fill="none" fo:min-height="2.869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/>
      <style:text-properties fo:font-size="8.5pt"/>
    </style:style>
    <style:style style:name="P3" style:family="paragraph">
      <style:paragraph-properties fo:text-align="center"/>
      <style:text-properties fo:font-size="8.5pt"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text-properties fo:font-size="8.5pt"/>
    </style:style>
    <style:style style:name="P6" style:family="paragraph">
      <loext:graphic-properties draw:fill="none" draw:fill-color="#ffffff"/>
      <style:text-properties fo:font-size="8.5pt" fo:language="en" fo:country="GB"/>
    </style:style>
    <style:style style:name="P7" style:family="paragraph">
      <style:text-properties fo:font-size="15pt" style:font-size-asian="15pt" style:font-size-complex="15pt"/>
    </style:style>
    <style:style style:name="P8" style:family="paragraph">
      <loext:graphic-properties draw:fill="none" draw:fill-color="#ffffff"/>
      <style:text-properties fo:font-size="15pt" fo:language="en" fo:country="GB" style:font-size-asian="15pt" style:font-size-complex="15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8.5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text-properties fo:font-size="8.5pt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language="en" fo:country="GB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5pt" fo:language="en" fo:country="GB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5pt" fo:language="en" fo:country="GB" style:font-size-asian="15pt" style:font-size-complex="15pt"/>
    </style:style>
    <style:style style:name="T7" style:family="text">
      <style:text-properties style:text-position="-33% 58%" fo:font-size="18pt" fo:language="en" fo:country="GB"/>
    </style:style>
    <style:style style:name="T8" style:family="text">
      <style:text-properties style:text-position="-33% 58%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39cm" svg:height="0.444cm" svg:x="3.172cm" svg:y="0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" draw:id="id8" draw:layer="layout" svg:width="1.238cm" svg:height="0.444cm" svg:x="6.725cm" svg:y="0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3" draw:id="id3" draw:layer="layout" svg:width="1.239cm" svg:height="0.445cm" svg:x="3.172cm" svg:y="3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6" draw:id="id6" draw:layer="layout" svg:width="1.238cm" svg:height="0.445cm" svg:x="6.799cm" svg:y="3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" draw:id="id7" draw:layer="layout" svg:width="1.354cm" svg:height="0.406cm" draw:transform="rotate (1.5707963267949) translate (5.442cm 3.1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3.172cm" svg:y1="0.975cm" svg:x2="1.947cm" svg:y2="1.836cm" draw:start-shape="id1" draw:start-glue-point="3" draw:end-shape="id2" draw:end-glue-point="4" svg:d="M3172 975h-1225v861" svg:viewBox="0 0 1226 862">
          <text:p/>
        </draw:connector>
        <draw:connector draw:style-name="gr6" draw:text-style-name="P1" draw:layer="layout" svg:x1="1.947cm" svg:y1="3.326cm" svg:x2="3.172cm" svg:y2="4.125cm" draw:start-shape="id2" draw:start-glue-point="8" draw:end-shape="id3" draw:end-glue-point="3" svg:d="M1947 3326v799h1225" svg:viewBox="0 0 1226 800">
          <text:p/>
        </draw:connector>
        <draw:connector draw:style-name="gr6" draw:text-style-name="P1" draw:layer="layout" svg:x1="9.011cm" svg:y1="6.501cm" svg:x2="5.64cm" svg:y2="6.844cm" draw:start-shape="id4" draw:start-glue-point="2" draw:end-shape="id5" draw:end-glue-point="6" svg:d="M9011 6501v845h-3371v-502" svg:viewBox="0 0 3372 846">
          <text:p/>
        </draw:connector>
        <draw:connector draw:style-name="gr6" draw:text-style-name="P1" draw:layer="layout" svg:x1="4.411cm" svg:y1="4.125cm" svg:x2="6.799cm" svg:y2="4.125cm" draw:start-shape="id3" draw:start-glue-point="1" draw:end-shape="id6" draw:end-glue-point="3" svg:d="M4411 4125h2388" svg:viewBox="0 0 2389 1">
          <text:p/>
        </draw:connector>
        <draw:connector draw:style-name="gr6" draw:text-style-name="P1" draw:layer="layout" svg:x1="5.645cm" svg:y1="3.189cm" svg:x2="6.799cm" svg:y2="4.125cm" draw:start-shape="id7" draw:start-glue-point="3" draw:end-shape="id6" draw:end-glue-point="3" svg:d="M5645 3189v936h1154" svg:viewBox="0 0 1155 937">
          <text:p/>
        </draw:connector>
        <draw:connector draw:style-name="gr6" draw:text-style-name="P1" draw:layer="layout" svg:x1="6.725cm" svg:y1="0.975cm" svg:x2="5.645cm" svg:y2="1.835cm" draw:start-shape="id8" draw:start-glue-point="3" draw:end-shape="id7" draw:end-glue-point="1" svg:d="M6725 975h-1080v860" svg:viewBox="0 0 1081 861">
          <text:p/>
        </draw:connector>
        <draw:custom-shape draw:style-name="gr7" draw:text-style-name="P3" xml:id="id2" draw:id="id2" draw:layer="layout" svg:width="1.363cm" svg:height="1.49cm" svg:x="1.265cm" svg:y="1.836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8" draw:text-style-name="P1" draw:layer="layout" svg:width="1.365cm" svg:height="1.488cm" svg:x="8.329cm" svg:y="5.013cm">
            <text:p/>
            <draw:enhanced-geometry svg:viewBox="0 0 21600 21600" draw:mirror-vertical="true" draw:glue-points="10800 0 3163 3163 0 10800 3163 18437 10800 21600 18437 18437 21600 10800 18437 3163" draw:text-areas="3163 3163 18437 18437" draw:mirror-horizontal="false" draw:type="ellipse" draw:enhanced-path="U 10800 10800 10800 10800 0 360 Z N"/>
          </draw:custom-shape>
          <draw:line draw:style-name="gr9" draw:text-style-name="P4" draw:layer="layout" svg:x1="9.012cm" svg:y1="6.249cm" svg:x2="9.012cm" svg:y2="5.228cm">
            <text:p/>
          </draw:line>
        </draw:g>
        <draw:frame draw:style-name="gr10" draw:text-style-name="P6" draw:layer="layout" svg:width="1.363cm" svg:height="1.125cm" svg:x="0.265cm" svg:y="2.092cm">
          <draw:text-box>
            <text:p text:style-name="P5"><text:span text:style-name="T1">V</text:span><text:span text:style-name="T2">a</text:span></text:p>
          </draw:text-box>
        </draw:frame>
        <draw:g xml:id="id9" draw:id="id9">
          <draw:custom-shape draw:style-name="gr11" draw:text-style-name="P1" draw:layer="layout" svg:width="1.594cm" svg:height="2.078cm" svg:x="8.205cm" svg:y="1.505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line draw:style-name="gr12" draw:text-style-name="P4" draw:layer="layout" svg:x1="9cm" svg:y1="2.108cm" svg:x2="9cm" svg:y2="3.129cm">
            <text:p/>
          </draw:line>
        </draw:g>
        <draw:custom-shape draw:style-name="gr13" draw:text-style-name="P3" xml:id="id5" draw:id="id5" draw:layer="layout" svg:width="1.592cm" svg:height="2.078cm" svg:x="4.844cm" svg:y="4.766cm">
          <text:p text:style-name="P2"><text:span text:style-name="T3">+</text:span></text:p>
          <text:p text:style-name="P2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8" draw:layer="layout" svg:width="3.312cm" svg:height="1.217cm" svg:x="5.697cm" svg:y="6.513cm">
          <draw:text-box>
            <text:p text:style-name="P7"><text:span text:style-name="T4">V</text:span><text:span text:style-name="T5">c</text:span><text:span text:style-name="T4"> </text:span><text:span text:style-name="T4">=</text:span><text:span text:style-name="T4"> </text:span><text:span text:style-name="T4">K</text:span><text:span text:style-name="T5">c</text:span><text:span text:style-name="T4"> </text:span><text:span text:style-name="T4">I</text:span><text:span text:style-name="T5">c</text:span><text:span text:style-name="T6"> </text:span></text:p>
          </draw:text-box>
        </draw:frame>
        <draw:connector draw:style-name="gr6" draw:text-style-name="P9" draw:layer="layout" svg:x1="4.411cm" svg:y1="4.125cm" svg:x2="5.64cm" svg:y2="4.766cm" draw:start-shape="id3" draw:start-glue-point="1" draw:end-shape="id5" draw:end-glue-point="4" svg:d="M4411 4125h1229v641" svg:viewBox="0 0 1230 642">
          <text:p/>
        </draw:connector>
        <draw:connector draw:style-name="gr6" draw:text-style-name="P9" draw:layer="layout" svg:x1="4.411cm" svg:y1="0.975cm" svg:x2="5.645cm" svg:y2="1.835cm" draw:start-shape="id1" draw:start-glue-point="1" draw:end-shape="id7" draw:end-glue-point="1" svg:d="M4411 975h1234v860" svg:viewBox="0 0 1235 861">
          <text:p/>
        </draw:connector>
        <draw:connector draw:style-name="gr6" draw:text-style-name="P9" draw:layer="layout" svg:x1="8.037cm" svg:y1="4.125cm" svg:x2="9.011cm" svg:y2="5.013cm" draw:start-shape="id6" draw:start-glue-point="1" draw:end-shape="id4" draw:end-glue-point="0" svg:d="M8037 4125h974v888" svg:viewBox="0 0 975 889">
          <text:p/>
        </draw:connector>
        <draw:connector draw:style-name="gr6" draw:text-style-name="P9" draw:layer="layout" svg:x1="7.963cm" svg:y1="0.975cm" svg:x2="9.002cm" svg:y2="1.505cm" draw:start-shape="id8" draw:start-glue-point="1" draw:end-shape="id9" draw:end-glue-point="0" svg:d="M7963 975h1039v530" svg:viewBox="0 0 1040 531">
          <text:p/>
        </draw:connector>
        <draw:connector draw:style-name="gr6" draw:text-style-name="P9" draw:layer="layout" svg:x1="9.002cm" svg:y1="3.583cm" svg:x2="9.011cm" svg:y2="5.013cm" draw:start-shape="id9" draw:start-glue-point="2" draw:end-shape="id4" draw:end-glue-point="0" svg:d="M9002 3583v715h9v715" svg:viewBox="0 0 10 1431">
          <text:p/>
        </draw:connector>
        <draw:custom-shape draw:style-name="gr3" draw:text-style-name="P1" xml:id="id10" draw:id="id10" draw:layer="layout" svg:width="1.239cm" svg:height="0.445cm" svg:x="3.172cm" svg:y="7.2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11" draw:id="id11" draw:layer="layout" svg:width="1.352cm" svg:height="0.406cm" draw:transform="rotate (1.5707963267949) translate (1.741cm 6.4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4.411cm" svg:y1="7.435cm" svg:x2="5.64cm" svg:y2="6.844cm" draw:start-shape="id10" draw:start-glue-point="1" draw:end-shape="id5" draw:end-glue-point="6" svg:d="M4411 7435h1229v-591" svg:viewBox="0 0 1230 592">
          <text:p/>
        </draw:connector>
        <draw:connector draw:style-name="gr6" draw:text-style-name="P9" draw:layer="layout" svg:x1="1.944cm" svg:y1="5.066cm" svg:x2="3.172cm" svg:y2="4.125cm" draw:start-shape="id11" draw:start-glue-point="1" draw:end-shape="id3" draw:end-glue-point="3" svg:d="M1944 5066v-941h1228" svg:viewBox="0 0 1229 942">
          <text:p/>
        </draw:connector>
        <draw:connector draw:style-name="gr6" draw:text-style-name="P9" draw:layer="layout" svg:x1="1.944cm" svg:y1="6.418cm" svg:x2="3.172cm" svg:y2="7.435cm" draw:start-shape="id11" draw:start-glue-point="3" draw:end-shape="id10" draw:end-glue-point="3" svg:d="M1944 6418v1017h1228" svg:viewBox="0 0 1229 1018">
          <text:p/>
        </draw:connector>
        <draw:frame draw:style-name="gr16" draw:text-style-name="P6" draw:layer="layout" svg:width="1.6cm" svg:height="1.904cm" svg:x="9.764cm" svg:y="5.086cm">
          <draw:text-box>
            <text:p text:style-name="P5"><text:span text:style-name="T3">I</text:span><text:span text:style-name="T7">d</text:span></text:p>
          </draw:text-box>
        </draw:frame>
        <draw:frame draw:style-name="gr17" draw:text-style-name="P10" draw:layer="layout" svg:width="1.393cm" svg:height="1.125cm" svg:x="3.443cm" svg:y="1.199cm">
          <draw:text-box>
            <text:p text:style-name="P5">R<text:span text:style-name="T8">1</text:span></text:p>
          </draw:text-box>
        </draw:frame>
        <draw:frame draw:style-name="gr18" draw:text-style-name="P10" draw:layer="layout" svg:width="1.392cm" svg:height="1.124cm" svg:x="7.032cm" svg:y="4.348cm">
          <draw:text-box>
            <text:p text:style-name="P5">R<text:span text:style-name="T8">5</text:span></text:p>
          </draw:text-box>
        </draw:frame>
        <draw:frame draw:style-name="gr19" draw:text-style-name="P10" draw:layer="layout" svg:width="0.859cm" svg:height="1.696cm" svg:x="3.393cm" svg:y="4.348cm">
          <draw:text-box>
            <text:p text:style-name="P5">R<text:span text:style-name="T8">4</text:span></text:p>
          </draw:text-box>
        </draw:frame>
        <draw:frame draw:style-name="gr20" draw:text-style-name="P10" draw:layer="layout" svg:width="1.393cm" svg:height="1.124cm" svg:x="5.732cm" svg:y="2.182cm">
          <draw:text-box>
            <text:p text:style-name="P5">R<text:span text:style-name="T8">3</text:span></text:p>
          </draw:text-box>
        </draw:frame>
        <draw:frame draw:style-name="gr21" draw:text-style-name="P10" draw:layer="layout" svg:width="1.392cm" svg:height="1.125cm" svg:x="6.961cm" svg:y="1.199cm">
          <draw:text-box>
            <text:p text:style-name="P5">R<text:span text:style-name="T8">2</text:span></text:p>
          </draw:text-box>
        </draw:frame>
        <draw:frame draw:style-name="gr21" draw:text-style-name="P10" draw:layer="layout" svg:width="1.392cm" svg:height="1.125cm" svg:x="0.88cm" svg:y="5.263cm">
          <draw:text-box>
            <text:p text:style-name="P5">R<text:span text:style-name="T8">6</text:span></text:p>
          </draw:text-box>
        </draw:frame>
        <draw:custom-shape draw:style-name="gr22" draw:text-style-name="P9" draw:layer="layout" svg:width="0.175cm" svg:height="0.208cm" svg:x="5.545cm" svg:y="4.0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9" draw:layer="layout" svg:width="0.175cm" svg:height="0.208cm" svg:x="8.876cm" svg:y="4.0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9" draw:layer="layout" svg:width="0.175cm" svg:height="0.209cm" svg:x="5.545cm" svg:y="7.3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9" draw:layer="layout" svg:width="0.175cm" svg:height="0.209cm" svg:x="5.545cm" svg:y="0.8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9" draw:layer="layout" svg:width="0.174cm" svg:height="0.208cm" svg:x="1.846cm" svg:y="4.0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3" draw:text-style-name="P10" draw:layer="layout" svg:width="1.364cm" svg:height="2.269cm" svg:x="4.678cm" svg:y="1.532cm">
          <draw:text-box>
            <text:p text:style-name="P5">+</text:p>
            <text:p text:style-name="P5">V<text:span text:style-name="T8">b</text:span></text:p>
            <text:p text:style-name="P5">-</text:p>
          </draw:text-box>
        </draw:frame>
        <draw:line draw:style-name="gr24" draw:text-style-name="P11" draw:layer="layout" svg:x1="2.421cm" svg:y1="5.066cm" svg:x2="2.421cm" svg:y2="6.59cm">
          <text:p/>
        </draw:line>
        <draw:frame draw:style-name="gr25" draw:text-style-name="P12" draw:layer="layout" svg:width="0.64cm" svg:height="3.119cm" svg:x="2.306cm" svg:y="5.267cm">
          <draw:text-box>
            <text:p text:style-name="P5"><text:span text:style-name="T9">I</text:span><text:span text:style-name="T10">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2" style:repeat="stretch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2" style:family="graphic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3" style:family="graphic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7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Title_20__2b__20_Content" style:display-name="Title + Content" style:page-layout-name="PM0" draw:style-name="Mdp2">
      <draw:frame draw:name="Title 1" draw:style-name="Mgr1" draw:text-style-name="MP2" draw:layer="backgroundobjects" svg:width="9.209cm" svg:height="1.139cm" svg:x="0.894cm" svg:y="1.902cm" presentation:class="title">
        <draw:text-box>
          <text:p text:style-name="MP1"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i</text:span><text:span text:style-name="MT1">t</text:span><text:span text:style-name="MT1">l</text:span><text:span text:style-name="MT1">e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/text:p>
        </draw:text-box>
      </draw:frame>
      <draw:frame draw:name="Content Placeholder 2" draw:style-name="Mgr2" draw:text-style-name="MP7" draw:layer="backgroundobjects" svg:width="9.209cm" svg:height="4.836cm" svg:x="0.894cm" svg:y="3.202cm" presentation:class="outline">
        <draw:text-box>
          <text:list text:style-name="ML2">
            <text:list-item>
              <text:p text:style-name="MP3"><text:span text:style-name="MT2">Click to edit Master text styles</text:span></text:p>
              <text:list>
                <text:list-item>
                  <text:p text:style-name="MP4"><text:span text:style-name="MT3">Second level</text:span></text:p>
                  <text:list>
                    <text:list-item>
                      <text:p text:style-name="MP5"><text:span text:style-name="MT4">Third level</text:span></text:p>
                      <text:list>
                        <text:list-item>
                          <text:p text:style-name="MP6"><text:span text:style-name="MT5">Fourth level</text:span></text:p>
                          <text:list>
                            <text:list-item>
                              <text:p text:style-name="MP6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draw:style-name="Mgr3" draw:text-style-name="MP9" draw:layer="backgroundobjects" svg:width="2.222cm" svg:height="0.402cm" svg:x="0.894cm" svg:y="8.417cm" presentation:class="date-time">
        <draw:text-box>
          <text:p text:style-name="MP8"><text:span text:style-name="MT6"><text:date style:data-style-name="D4" text:date-value="2021-03-06">06/03/2021</text:date></text:span></text:p>
        </draw:text-box>
      </draw:frame>
      <draw:frame draw:name="Footer Placeholder 4" draw:style-name="Mgr3" draw:text-style-name="MP9" draw:layer="backgroundobjects" svg:width="3.727cm" svg:height="0.402cm" svg:x="3.758cm" svg:y="8.417cm" presentation:class="footer">
        <draw:text-box>
          <text:p text:style-name="MP10"><text:span text:style-name="MT7">T</text:span><text:span text:style-name="MT7">C</text:span><text:span text:style-name="MT7">F</text:span><text:span text:style-name="MT7">E</text:span><text:span text:style-name="MT7">: </text:span><text:span text:style-name="MT7">D</text:span><text:span text:style-name="MT7">E</text:span><text:span text:style-name="MT7">E</text:span><text:span text:style-name="MT7">C</text:span><text:span text:style-name="MT7">/I</text:span><text:span text:style-name="MT7">n</text:span><text:span text:style-name="MT7">s</text:span><text:span text:style-name="MT7">ti</text:span><text:span text:style-name="MT7">t</text:span><text:span text:style-name="MT7">u</text:span><text:span text:style-name="MT7">t</text:span><text:span text:style-name="MT7">o </text:span><text:span text:style-name="MT7">S</text:span><text:span text:style-name="MT7">u</text:span><text:span text:style-name="MT7">p</text:span><text:span text:style-name="MT7">e</text:span><text:span text:style-name="MT7">ri</text:span><text:span text:style-name="MT7">o</text:span><text:span text:style-name="MT7">r </text:span><text:span text:style-name="MT7">T</text:span><text:span text:style-name="MT7">é</text:span><text:span text:style-name="MT7">c</text:span><text:span text:style-name="MT7">n</text:span><text:span text:style-name="MT7">i</text:span><text:span text:style-name="MT7">c</text:span><text:span text:style-name="MT7">o </text:span></text:p>
        </draw:text-box>
      </draw:frame>
      <draw:frame draw:name="Slide Number Placeholder 5" draw:style-name="Mgr3" draw:text-style-name="MP9" draw:layer="backgroundobjects" svg:width="2.203cm" svg:height="0.402cm" svg:x="7.899cm" svg:y="8.417cm" presentation:class="page-number">
        <draw:text-box>
          <text:p text:style-name="MP11"><text:span text:style-name="MT7"><text:page-number>&lt;number&gt;</text:page-number></text:span></text:p>
        </draw:text-box>
      </draw:fra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06T15:02:48.234073035</dc:date>
    <meta:editing-duration>PT16M5S</meta:editing-duration>
    <meta:editing-cycles>3</meta:editing-cycles>
    <meta:generator>LibreOffice/6.4.6.2$Linux_X86_64 LibreOffice_project/40$Build-2</meta:generator>
    <meta:document-statistic meta:object-count="51"/>
  </office:meta>
</office:document-meta>
</file>